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654ddd" style:family="table">
      <style:table-properties style:rel-width="100" table:align="center"/>
    </style:style>
    <style:style style:name="654ddd.0" style:family="table-column">
      <style:table-column-properties style:column-width="0.53cm"/>
    </style:style>
    <style:style style:name="654ddd.1" style:family="table-column">
      <style:table-column-properties style:column-width="1.76cm"/>
    </style:style>
    <style:style style:name="654ddd.2" style:family="table-column">
      <style:table-column-properties style:column-width="26.46cm"/>
    </style:style>
    <style:style style:name="654ddd.3" style:family="table-column">
      <style:table-column-properties style:column-width="8.82cm"/>
    </style:style>
    <style:style style:name="654ddd.4" style:family="table-column">
      <style:table-column-properties style:column-width="8.82cm"/>
    </style:style>
    <style:style style:name="654ddd.5" style:family="table-column">
      <style:table-column-properties style:column-width="8.82cm"/>
    </style:style>
    <style:style style:name="654ddd.6" style:family="table-column">
      <style:table-column-properties style:column-width="8.82cm"/>
    </style:style>
    <style:style style:name="654ddd.7" style:family="table-column">
      <style:table-column-properties style:column-width="17.64cm"/>
    </style:style>
    <style:style style:name="654ddd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personal.</text:span></text:p>
        <table:table table:name="654ddd" table:style="654ddd">
          <table:table-column table:style-name="654ddd.0"/>
          <table:table-column table:style-name="654ddd.1"/>
          <table:table-column table:style-name="654ddd.2"/>
          <table:table-column table:style-name="654ddd.3"/>
          <table:table-column table:style-name="654ddd.4"/>
          <table:table-column table:style-name="654ddd.5"/>
          <table:table-column table:style-name="654ddd.6"/>
          <table:table-column table:style-name="654ddd.7"/>
          <table:table-column table:style-name="654ddd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654ddd" style:family="table">
      <style:table-properties style:rel-width="100" table:align="center"/>
    </style:style>
    <style:style style:name="654ddd.0" style:family="table-column">
      <style:table-column-properties style:column-width="0.53cm"/>
    </style:style>
    <style:style style:name="654ddd.1" style:family="table-column">
      <style:table-column-properties style:column-width="1.76cm"/>
    </style:style>
    <style:style style:name="654ddd.2" style:family="table-column">
      <style:table-column-properties style:column-width="26.46cm"/>
    </style:style>
    <style:style style:name="654ddd.3" style:family="table-column">
      <style:table-column-properties style:column-width="8.82cm"/>
    </style:style>
    <style:style style:name="654ddd.4" style:family="table-column">
      <style:table-column-properties style:column-width="8.82cm"/>
    </style:style>
    <style:style style:name="654ddd.5" style:family="table-column">
      <style:table-column-properties style:column-width="8.82cm"/>
    </style:style>
    <style:style style:name="654ddd.6" style:family="table-column">
      <style:table-column-properties style:column-width="8.82cm"/>
    </style:style>
    <style:style style:name="654ddd.7" style:family="table-column">
      <style:table-column-properties style:column-width="17.64cm"/>
    </style:style>
    <style:style style:name="654ddd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6-09T03:13:04.000</dc:date>
    <meta:generator>PHPWord</meta:generator>
    <meta:initial-creator/>
    <meta:creation-date>2021-06-09T03:13:04.000</meta:creation-date>
    <meta:keyword/>
    <meta:user-defined meta:name="Category"/>
    <meta:user-defined meta:name="Company"/>
    <meta:user-defined meta:name="Manager"/>
  </office:meta>
</office:document-meta>
</file>